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574b" officeooo:paragraph-rsid="001c574b"/>
    </style:style>
    <style:style style:name="P2" style:family="paragraph" style:parent-style-name="Standard">
      <style:text-properties officeooo:rsid="001c574b" officeooo:paragraph-rsid="001d3914"/>
    </style:style>
    <style:style style:name="P3" style:family="paragraph" style:parent-style-name="Standard">
      <style:text-properties officeooo:rsid="001d3914" officeooo:paragraph-rsid="001d3914"/>
    </style:style>
    <style:style style:name="T1" style:family="text">
      <style:text-properties officeooo:rsid="001d39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1</text:p>
      <text:p text:style-name="P1">Name : Omar Ahmed Mohamed Kassem</text:p>
      <text:p text:style-name="P1">ID : 43</text:p>
      <text:p text:style-name="P1"/>
      <text:p text:style-name="P1">(1) How the code is organized:</text:p>
      <text:p text:style-name="P2"><text:tab/><text:span text:style-name="T1">The Main File is (main.c) in which the program :</text:span></text:p>
      <text:p text:style-name="P2"><text:span text:style-name="T1">1) take the command then change all the variables and HOME sign.</text:span></text:p>
      <text:p text:style-name="P2"><text:span text:style-name="T1">2) <text:s/>create the argument list.</text:span></text:p>
      <text:p text:style-name="P3">3) save the command in history file.</text:p>
      <text:p text:style-name="P2"><text:span text:style-name="T1">4) check which type of commands:</text:span></text:p>
      <text:p text:style-name="P2"><text:span text:style-name="T1"><text:tab/>a)echo or expression in this type it will use the implemented methods .</text:span></text:p>
      <text:p text:style-name="P2"><text:span text:style-name="T1"><text:tab/>b)comment will do nothing.</text:span></text:p>
      <text:p text:style-name="P2"><text:span text:style-name="T1"><text:tab/>c) normal program will check whether the path of the command is given or not e.g. (/bin/ls</text:span></text:p>
      <text:p text:style-name="P2"><text:s/><text:tab/><text:span text:style-name="T1">or ls only) in the first case the program will create the child and then execute the program, in the <text:tab/>other case it will use the PATH environment variable to execute the program.</text:span></text:p>
      <text:p text:style-name="P2"><text:tab/><text:span text:style-name="T1">d)exit or ctrl+D which will terminate the shell.</text:span></text:p>
      <text:p text:style-name="P3">5) check the signal from child to write in the log file the child status.</text:p>
      <text:p text:style-name="P2">(2)The Main Function<text:span text:style-name="T1">s:</text:span></text:p>
      <text:p text:style-name="P1"><text:tab/></text:p>
      <text:p text:style-name="P3">(3)How to compile:</text:p>
      <text:p text:style-name="P3"><text:tab/>Simply after changing the directory to project directory , you will type in terminal (make) then after compiling type (./Shell) and if batch mode required you can type the path of the batch file and the program will execute all commands and return to shell mo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03:03:51.158227561</meta:creation-date>
    <dc:date>2017-10-12T03:28:32.749643931</dc:date>
    <meta:editing-duration>PT10S</meta:editing-duration>
    <meta:editing-cycles>1</meta:editing-cycles>
    <meta:document-statistic meta:table-count="0" meta:image-count="0" meta:object-count="0" meta:page-count="1" meta:paragraph-count="19" meta:word-count="199" meta:character-count="1080" meta:non-whitespace-character-count="888"/>
    <meta:generator>LibreOffice/5.1.6.2$Linux_X86_64 LibreOffice_project/10m0$Build-2</meta:generator>
  </office:meta>
</office:document-meta>
</file>